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9498" officeooo:paragraph-rsid="00059498"/>
    </style:style>
    <style:style style:name="P2" style:family="paragraph" style:parent-style-name="Standard">
      <style:text-properties officeooo:rsid="00059498" officeooo:paragraph-rsid="00059498"/>
    </style:style>
    <style:style style:name="P3" style:family="paragraph" style:parent-style-name="Standard">
      <style:text-properties officeooo:rsid="0005d0d7" officeooo:paragraph-rsid="0005d0d7"/>
    </style:style>
    <style:style style:name="P4" style:family="paragraph" style:parent-style-name="Standard">
      <style:text-properties officeooo:rsid="000890f3" officeooo:paragraph-rsid="000890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umain espèce dominante</text:p>
      <text:p text:style-name="P1"/>
      <text:p text:style-name="P1">pas d'autres races proches de la Vallée, dans le Sud des elfes ou un autre truc très humanoïde?</text:p>
      <text:p text:style-name="P1"/>
      <text:p text:style-name="P3">Plus on va au Nord plus ce sont des humains bourrus</text:p>
      <text:p text:style-name="P3">Au Sud plutôt des elfes aux traits fins</text:p>
      <text:p text:style-name="P3">dans la vallée, quelques traits elfiques</text:p>
      <text:p text:style-name="P3"/>
      <text:p text:style-name="P3"/>
      <text:p text:style-name="P4">L'an 0 : le premier Dess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M24S</meta:editing-duration>
    <meta:editing-cycles>5</meta:editing-cycles>
    <meta:generator>LibreOffice/5.2.7.2$Windows_x86 LibreOffice_project/2b7f1e640c46ceb28adf43ee075a6e8b8439ed10</meta:generator>
    <dc:date>2019-01-01T17:37:17.610000000</dc:date>
    <meta:document-statistic meta:table-count="0" meta:image-count="0" meta:object-count="0" meta:page-count="1" meta:paragraph-count="6" meta:word-count="52" meta:character-count="274" meta:non-whitespace-character-count="228"/>
    <meta:user-defined meta:name="Info 1"/>
    <meta:user-defined meta:name="Info 2"/>
    <meta:user-defined meta:name="Info 3"/>
    <meta:user-defined meta:name="Info 4"/>
  </office:meta>
</office:document-meta>
</file>